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7785in"/>
    </style:style>
    <style:style style:name="Table1.B" style:family="table-column">
      <style:table-column-properties style:column-width="2.8417in"/>
    </style:style>
    <style:style style:name="Table1.C" style:family="table-column">
      <style:table-column-properties style:column-width="3.072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9681in" table:align="left"/>
    </style:style>
    <style:style style:name="Table2.A" style:family="table-column">
      <style:table-column-properties style:column-width="2.884in"/>
    </style:style>
    <style:style style:name="Table2.B" style:family="table-column">
      <style:table-column-properties style:column-width="2.084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🎯 <text:span text:style-name="Strong_20_Emphasis">Goal for Today</text:span></text:h>
      <text:p text:style-name="Text_20_body">Learn how Docker handles <text:span text:style-name="Strong_20_Emphasis">persistent data</text:span> using <text:span text:style-name="Strong_20_Emphasis">volumes</text:span>, understand the types (bind mount vs named volume), and practice using them to share data between your <text:span text:style-name="Strong_20_Emphasis">host</text:span> and <text:span text:style-name="Strong_20_Emphasis">container</text:span>.</text:p>
      <text:p text:style-name="Horizontal_20_Line"/>
      <text:h text:style-name="Heading_20_2" text:outline-level="2">🧠 Why Do We Need Volumes?</text:h>
      <text:p text:style-name="Text_20_body">By default, when a Docker container is deleted, <text:span text:style-name="Strong_20_Emphasis">all data inside it is lost</text:span>. This is fine for temporary applications, but not for real-world services (e.g., databases, file uploads).</text:p>
      <text:p text:style-name="Text_20_body"><text:span text:style-name="Strong_20_Emphasis">Docker Volumes</text:span> help persist that data <text:span text:style-name="Strong_20_Emphasis">outside the container's lifecycle</text:span>.</text:p>
      <text:p text:style-name="Horizontal_20_Line"/>
      <text:h text:style-name="Heading_20_2" text:outline-level="2">🔍 1. <text:span text:style-name="Strong_20_Emphasis">What is a Volume?</text:span></text:h>
      <text:p text:style-name="Text_20_body">A <text:span text:style-name="Strong_20_Emphasis">volume</text:span> is a special folder on the host managed by Docker to <text:span text:style-name="Strong_20_Emphasis">store persistent data</text:span>.</text:p>
      <text:list text:style-name="L1">
        <text:list-item>
          <text:p text:style-name="P5">Exists <text:span text:style-name="Strong_20_Emphasis">outside the container filesystem</text:span></text:p>
        </text:list-item>
        <text:list-item>
          <text:p text:style-name="P5">Not deleted when the container is removed (unless you do it explicitly)</text:p>
        </text:list-item>
        <text:list-item>
          <text:p text:style-name="P5">Easy to back up, share, or migrate</text:p>
        </text:list-item>
      </text:list>
      <text:p text:style-name="Horizontal_20_Line"/>
      <text:h text:style-name="Heading_20_2" text:outline-level="2">🔀 2. <text:span text:style-name="Strong_20_Emphasis">Bind Mount vs Named Volum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Bind Mount</text:p>
            </table:table-cell>
            <table:table-cell table:style-name="Table1.A1" office:value-type="string">
              <text:p text:style-name="Table_20_Heading">Named Volume</text:p>
            </table:table-cell>
          </table:table-row>
        </table:table-header-rows>
        <table:table-row>
          <table:table-cell table:style-name="Table1.A1" office:value-type="string">
            <text:p text:style-name="Table_20_Contents">Definition</text:p>
          </table:table-cell>
          <table:table-cell table:style-name="Table1.A1" office:value-type="string">
            <text:p text:style-name="Table_20_Contents">You manually link a host folder to a container</text:p>
          </table:table-cell>
          <table:table-cell table:style-name="Table1.A1" office:value-type="string">
            <text:p text:style-name="Table_20_Contents">Docker manages it for you</text:p>
          </table:table-cell>
        </table:table-row>
        <table:table-row>
          <table:table-cell table:style-name="Table1.A1" office:value-type="string">
            <text:p text:style-name="Table_20_Contents">Creation</text:p>
          </table:table-cell>
          <table:table-cell table:style-name="Table1.A1" office:value-type="string">
            <text:p text:style-name="Table_20_Contents">Happens automatically when you <text:span text:style-name="Source_20_Text">-v</text:span> a path</text:p>
          </table:table-cell>
          <table:table-cell table:style-name="Table1.A1" office:value-type="string">
            <text:p text:style-name="Table_20_Contents">You create it using <text:span text:style-name="Source_20_Text">docker volume create</text:span></text:p>
          </table:table-cell>
        </table:table-row>
        <table:table-row>
          <table:table-cell table:style-name="Table1.A1" office:value-type="string">
            <text:p text:style-name="Table_20_Contents">Flexibility</text:p>
          </table:table-cell>
          <table:table-cell table:style-name="Table1.A1" office:value-type="string">
            <text:p text:style-name="Table_20_Contents">You control the exact host path</text:p>
          </table:table-cell>
          <table:table-cell table:style-name="Table1.A1" office:value-type="string">
            <text:p text:style-name="Table_20_Contents">Simpler and more portable</text:p>
          </table:table-cell>
        </table:table-row>
        <table:table-row>
          <table:table-cell table:style-name="Table1.A1" office:value-type="string">
            <text:p text:style-name="Table_20_Contents">Example</text:p>
          </table:table-cell>
          <table:table-cell table:style-name="Table1.A1" office:value-type="string">
            <text:p text:style-name="Table_20_Contents"><text:span text:style-name="Source_20_Text">-v /home/jagan/data:/data</text:span></text:p>
          </table:table-cell>
          <table:table-cell table:style-name="Table1.A1" office:value-type="string">
            <text:p text:style-name="Table_20_Contents"><text:span text:style-name="Source_20_Text">-v myvolume:/data</text:span></text:p>
          </table:table-cell>
        </table:table-row>
      </table:table>
      <text:p text:style-name="Horizontal_20_Line"/>
      <text:h text:style-name="Heading_20_3" text:outline-level="3">🧪 3. <text:span text:style-name="Strong_20_Emphasis">Practice: Using Bind Mounts</text:span></text:h>
      <text:p text:style-name="Text_20_body">Run this:</text:p>
      <text:p text:style-name="Preformatted_20_Text">bash</text:p>
      <text:p text:style-name="Preformatted_20_Text">CopyEdit</text:p>
      <text:p text:style-name="P2"><text:span text:style-name="Source_20_Text">docker run -it --name mycontainer -v /home/jagan/data:/data ubuntu</text:span></text:p>
      <text:p text:style-name="Text_20_body">This does the following:</text:p>
      <text:list text:style-name="L2">
        <text:list-item>
          <text:p text:style-name="P6">Starts a container using the <text:span text:style-name="Source_20_Text">ubuntu</text:span> image</text:p>
        </text:list-item>
        <text:list-item>
          <text:p text:style-name="P6">Mounts your host’s <text:span text:style-name="Source_20_Text">/home/jagan/data</text:span> directory into the container at <text:span text:style-name="Source_20_Text">/data</text:span></text:p>
        </text:list-item>
        <text:list-item>
          <text:p text:style-name="P6">Any file created in <text:span text:style-name="Source_20_Text">/data</text:span> (inside the container) will appear on your host</text:p>
        </text:list-item>
      </text:list>
      <text:p text:style-name="Text_20_body"><text:soft-page-break/>✅ Try this:</text:p>
      <text:p text:style-name="Preformatted_20_Text">bash</text:p>
      <text:p text:style-name="Preformatted_20_Text">CopyEdit</text:p>
      <text:p text:style-name="P2"><text:span text:style-name="Source_20_Text">echo "Hello from container" &gt; /data/hello.txt</text:span></text:p>
      <text:p text:style-name="Text_20_body">Then on your host:</text:p>
      <text:p text:style-name="Preformatted_20_Text">bash</text:p>
      <text:p text:style-name="Preformatted_20_Text">CopyEdit</text:p>
      <text:p text:style-name="P2"><text:span text:style-name="Source_20_Text">cat /home/jagan/data/hello.txt</text:span></text:p>
      <text:p text:style-name="Text_20_body">You'll see the content created <text:span text:style-name="Strong_20_Emphasis">inside the container</text:span> appear <text:span text:style-name="Strong_20_Emphasis">on the host</text:span> — that’s <text:span text:style-name="Strong_20_Emphasis">bind mount</text:span> in action!</text:p>
      <text:p text:style-name="Horizontal_20_Line"/>
      <text:h text:style-name="Heading_20_3" text:outline-level="3">📦 4. <text:span text:style-name="Strong_20_Emphasis">Named Volumes</text:span></text:h>
      <text:p text:style-name="Text_20_body">Create a named volume:</text:p>
      <text:p text:style-name="Preformatted_20_Text">bash</text:p>
      <text:p text:style-name="Preformatted_20_Text">CopyEdit</text:p>
      <text:p text:style-name="P2"><text:span text:style-name="Source_20_Text">docker volume create mydata</text:span></text:p>
      <text:p text:style-name="Text_20_body">Inspect it:</text:p>
      <text:p text:style-name="Preformatted_20_Text">bash</text:p>
      <text:p text:style-name="Preformatted_20_Text">CopyEdit</text:p>
      <text:p text:style-name="P2"><text:span text:style-name="Source_20_Text">docker volume inspect mydata</text:span></text:p>
      <text:p text:style-name="Text_20_body">Use it in a container:</text:p>
      <text:p text:style-name="Preformatted_20_Text">bash</text:p>
      <text:p text:style-name="Preformatted_20_Text">CopyEdit</text:p>
      <text:p text:style-name="P2"><text:span text:style-name="Source_20_Text">docker run -it --name volcontainer -v mydata:/data ubuntu</text:span></text:p>
      <text:p text:style-name="Text_20_body">Now, <text:span text:style-name="Source_20_Text">/data</text:span> in the container is backed by <text:span text:style-name="Source_20_Text">mydata</text:span> volume. You can reuse <text:span text:style-name="Source_20_Text">mydata</text:span> in any container.</text:p>
      <text:p text:style-name="Horizontal_20_Line"/>
      <text:h text:style-name="Heading_20_3" text:outline-level="3">🧹 5. <text:span text:style-name="Strong_20_Emphasis">Volume Management Commands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mmand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docker volume ls</text:span></text:p>
          </table:table-cell>
          <table:table-cell table:style-name="Table2.A1" office:value-type="string">
            <text:p text:style-name="Table_20_Contents">List all volumes</text:p>
          </table:table-cell>
        </table:table-row>
        <table:table-row>
          <table:table-cell table:style-name="Table2.A1" office:value-type="string">
            <text:p text:style-name="Table_20_Contents"><text:span text:style-name="Source_20_Text">docker volume create &lt;name&gt;</text:span></text:p>
          </table:table-cell>
          <table:table-cell table:style-name="Table2.A1" office:value-type="string">
            <text:p text:style-name="Table_20_Contents">Create a named volume</text:p>
          </table:table-cell>
        </table:table-row>
        <table:table-row>
          <table:table-cell table:style-name="Table2.A1" office:value-type="string">
            <text:p text:style-name="Table_20_Contents"><text:span text:style-name="Source_20_Text">docker volume inspect &lt;name&gt;</text:span></text:p>
          </table:table-cell>
          <table:table-cell table:style-name="Table2.A1" office:value-type="string">
            <text:p text:style-name="Table_20_Contents">View details (location, usage)</text:p>
          </table:table-cell>
        </table:table-row>
        <table:table-row>
          <table:table-cell table:style-name="Table2.A1" office:value-type="string">
            <text:p text:style-name="Table_20_Contents"><text:span text:style-name="Source_20_Text">docker volume rm &lt;name&gt;</text:span></text:p>
          </table:table-cell>
          <table:table-cell table:style-name="Table2.A1" office:value-type="string">
            <text:p text:style-name="Table_20_Contents">Remove a volume</text:p>
          </table:table-cell>
        </table:table-row>
        <table:table-row>
          <table:table-cell table:style-name="Table2.A1" office:value-type="string">
            <text:p text:style-name="Table_20_Contents"><text:span text:style-name="Source_20_Text">docker volume prune</text:span></text:p>
          </table:table-cell>
          <table:table-cell table:style-name="Table2.A1" office:value-type="string">
            <text:p text:style-name="Table_20_Contents">Remove all unused volumes</text:p>
          </table:table-cell>
        </table:table-row>
      </table:table>
      <text:p text:style-name="Horizontal_20_Line"/>
      <text:h text:style-name="Heading_20_2" text:outline-level="2">✅ Summary</text:h>
      <text:list text:style-name="L3">
        <text:list-item>
          <text:p text:style-name="P7">Volumes help <text:span text:style-name="Strong_20_Emphasis">store persistent data</text:span> outside containers</text:p>
        </text:list-item>
        <text:list-item>
          <text:p text:style-name="P7"><text:soft-page-break/>Two types: <text:span text:style-name="Strong_20_Emphasis">Bind Mount</text:span> (manual path) and <text:span text:style-name="Strong_20_Emphasis">Named Volume</text:span> (Docker-managed)</text:p>
        </text:list-item>
        <text:list-item>
          <text:p text:style-name="P7">Use <text:span text:style-name="Source_20_Text">-v</text:span> flag in <text:span text:style-name="Source_20_Text">docker run</text:span> to attach volumes</text:p>
        </text:list-item>
        <text:list-item>
          <text:p text:style-name="P7">Manage volumes using <text:span text:style-name="Source_20_Text">docker volume</text:span> commands</text:p>
        </text:list-item>
      </text:list>
      <text:p text:style-name="Horizontal_20_Line"/>
      <text:h text:style-name="Heading_20_2" text:outline-level="2">🧪 Practice Commands</text:h>
      <text:p text:style-name="Preformatted_20_Text">bash</text:p>
      <text:p text:style-name="Preformatted_20_Text">CopyEdit</text:p>
      <text:p text:style-name="P1"><text:span text:style-name="Source_20_Text"># Create a named volume</text:span></text:p>
      <text:p text:style-name="P3"><text:span text:style-name="Source_20_Text">docker volume create myvol</text:span></text:p>
      <text:p text:style-name="P3"/>
      <text:p text:style-name="P3"><text:span text:style-name="Source_20_Text"># Run container using the volume</text:span></text:p>
      <text:p text:style-name="P3"><text:span text:style-name="Source_20_Text">docker run -it -v myvol:/app ubuntu</text:span></text:p>
      <text:p text:style-name="P3"/>
      <text:p text:style-name="P3"><text:span text:style-name="Source_20_Text"># Create a file inside container</text:span></text:p>
      <text:p text:style-name="P3"><text:span text:style-name="Source_20_Text">echo "data" &gt; /app/data.txt</text:span></text:p>
      <text:p text:style-name="P3"/>
      <text:p text:style-name="P3"><text:span text:style-name="Source_20_Text"># Exit, run another container with same volume</text:span></text:p>
      <text:p text:style-name="P3"><text:span text:style-name="Source_20_Text">docker run -it -v myvol:/app ubuntu</text:span></text:p>
      <text:p text:style-name="P4"><text:span text:style-name="Source_20_Text">cat /app/data.txt <text:s text:c="2"/># should show "data"</text:span></text:p>
      <text:p text:style-name="Horizontal_20_Line"/>
      <text:h text:style-name="Heading_20_2" text:outline-level="2">💬 Interview Questions</text:h>
      <text:p text:style-name="Text_20_body">Here are some <text:span text:style-name="Strong_20_Emphasis">DevOps/Cloud</text:span> interview questions based on today's learning:</text:p>
      <text:h text:style-name="Heading_20_3" text:outline-level="3">🔹 Basic</text:h>
      <text:list text:style-name="L4">
        <text:list-item>
          <text:p text:style-name="P8">What is a Docker volume and why is it used?</text:p>
        </text:list-item>
        <text:list-item>
          <text:p text:style-name="P8">What is the difference between a bind mount and a named volume?</text:p>
        </text:list-item>
        <text:list-item>
          <text:p text:style-name="P8">How do you share data between your Docker container and the host?</text:p>
        </text:list-item>
      </text:list>
      <text:h text:style-name="Heading_20_3" text:outline-level="3">🔹 Intermediate</text:h>
      <text:list text:style-name="L5">
        <text:list-item>
          <text:p text:style-name="P9">What happens to a Docker volume when you remove the container?</text:p>
        </text:list-item>
        <text:list-item>
          <text:p text:style-name="P9">How would you back up data from a Docker volume?</text:p>
        </text:list-item>
        <text:list-item>
          <text:p text:style-name="P9">What’s the command to inspect a volume and what does it show?</text:p>
        </text:list-item>
      </text:list>
      <text:h text:style-name="Heading_20_3" text:outline-level="3">🔹 Advanced</text:h>
      <text:list text:style-name="L6">
        <text:list-item>
          <text:p text:style-name="P10">In what scenarios would you prefer bind mounts over named volumes?</text:p>
        </text:list-item>
        <text:list-item>
          <text:p text:style-name="P10">How do volumes behave in multi-container setups (e.g., Docker Compose)?</text:p>
        </text:list-item>
        <text:list-item>
          <text:p text:style-name="P10">Explain how to persist database data using Docker volume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17:51:51.664284592</meta:creation-date>
    <dc:date>2025-07-28T17:52:19.365151776</dc:date>
    <meta:editing-duration>PT28S</meta:editing-duration>
    <meta:editing-cycles>1</meta:editing-cycles>
    <meta:document-statistic meta:table-count="2" meta:image-count="0" meta:object-count="0" meta:page-count="3" meta:paragraph-count="102" meta:word-count="593" meta:character-count="3443" meta:non-whitespace-character-count="2970"/>
    <meta:generator>LibreOffice/24.2.7.2$Linux_X86_64 LibreOffice_project/420$Build-2</meta:generator>
  </office:meta>
</office:document-meta>
</file>